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officeooo:rsid="00182934" officeooo:paragraph-rsid="00182934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rsid="00190bee" officeooo:paragraph-rsid="00190bee"/>
    </style:style>
    <style:style style:name="P3" style:family="paragraph" style:parent-style-name="Standard">
      <style:paragraph-properties fo:text-align="start" style:justify-single-word="false"/>
      <style:text-properties style:font-name="Times New Roman" officeooo:rsid="00190bee" officeooo:paragraph-rsid="00190bee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weight="bold" officeooo:rsid="00182934" officeooo:paragraph-rsid="00182934" style:font-weight-asian="bold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style:font-name="Times New Roman" fo:font-size="12pt"/>
    </style:style>
    <style:style style:name="T1" style:family="text">
      <style:text-properties officeooo:rsid="00190bee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Times New Roman" fo:font-size="12pt"/>
    </style:style>
    <style:style style:name="gr1" style:family="graphic">
      <style:graphic-properties draw:stroke="none" svg:stroke-color="#000000" draw:fill="none" draw:fill-color="#ffffff" fo:min-height="0.8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,</text:p>
      <text:p text:style-name="P1"><text:s text:c="5"/>The Head</text:p>
      <text:p text:style-name="P1"><text:s text:c="5"/>Department of Computer Science</text:p>
      <text:p text:style-name="P1"><text:s text:c="5"/>Dev Sanskriti Vishwavidyalaya</text:p>
      <text:p text:style-name="P1"><text:s text:c="5"/>Gayatrikunj, Haridwar, Uttarakhand</text:p>
      <text:p text:style-name="P1"/>
      <text:p text:style-name="P1"><text:s text:c="4"/><text:span text:style-name="T4"><text:s/>Subject:- No Objection Certificate regarding semester abroad studies</text:span></text:p>
      <text:p text:style-name="P4"/>
      <text:p text:style-name="P1">Respected Sir,</text:p>
      <text:p text:style-name="P1"><text:tab/><text:tab/>I Aryaveer Gangwar father of Yogesh Kumar Gangwar want to inform you that I'm aware of his next semester abroad studies (July-December) at University of KwaZulu-Natal in Durban, South Africa and the amount which is One <text:span text:style-name="T1">l</text:span>akh Fifty thousand <text:span text:style-name="T1">that includes his flight tickets, health Insurance, etc</text:span>. I have no issue on this concern and he is free from my side. I wish for his better <text:span text:style-name="T1">future </text:span>studies and congrats for your efforts in welfare of students.</text:p>
      <text:p text:style-name="P1"/>
      <text:p text:style-name="P1"><text:tab/><text:span text:style-name="T1">So, I hope this application will be helpful for further actions and for any other information you can contact me.</text:span></text:p>
      <text:p text:style-name="P1"/>
      <text:p text:style-name="P2">Thanking You!</text:p>
      <text:p text:style-name="P2"/>
      <text:p text:style-name="P3"><draw:frame text:anchor-type="paragraph" draw:z-index="0" draw:style-name="gr1" draw:text-style-name="P6" svg:width="2.3752in" svg:height="0.8441in" svg:x="4.8307in" svg:y="0.1508in"><draw:text-box><text:p text:style-name="P5"><text:span text:style-name="T5">Yours Faithfully</text:span></text:p><text:p text:style-name="P5"><text:span text:style-name="T5">Aryaveer Gangwar</text:span></text:p><text:p text:style-name="P5"><text:span text:style-name="T5">F/O Yogesh Kumar Gangwar</text:span></text:p><text:p text:style-name="P5"><text:span text:style-name="T5">Contact #: 9837446495</text:span></text:p></draw:text-box></draw:frame>Date: 29<text:span text:style-name="T2">th </text:span><text:span text:style-name="T3">April 201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22:24:08.894000000</meta:creation-date>
    <dc:date>2019-04-28T22:57:12.471000000</dc:date>
    <meta:editing-duration>PT13S</meta:editing-duration>
    <meta:editing-cycles>2</meta:editing-cycles>
    <meta:generator>LibreOffice/5.0.4.2$Windows_x86 LibreOffice_project/2b9802c1994aa0b7dc6079e128979269cf95bc78</meta:generator>
    <meta:document-statistic meta:table-count="0" meta:image-count="0" meta:object-count="0" meta:page-count="1" meta:paragraph-count="11" meta:word-count="126" meta:character-count="808" meta:non-whitespace-character-count="665"/>
  </office:meta>
</office:document-meta>
</file>